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 fo:font-size="13pt"/>
    </style:style>
    <style:style style:name="P2" style:family="paragraph" style:parent-style-name="Text_20_body">
      <style:paragraph-properties fo:text-align="center" style:justify-single-word="false"/>
    </style:style>
    <style:style style:name="P3" style:family="paragraph" style:parent-style-name="Standard">
      <style:text-properties officeooo:rsid="00041c7e" officeooo:paragraph-rsid="00041c7e"/>
    </style:style>
    <style:style style:name="P4" style:family="paragraph" style:parent-style-name="Standard">
      <style:paragraph-properties fo:text-align="center" style:justify-single-word="false"/>
      <style:text-properties fo:font-size="15pt" fo:font-weight="bold" officeooo:rsid="0008b24d" officeooo:paragraph-rsid="0008b24d" style:font-size-asian="15pt" style:font-weight-asian="bold" style:font-size-complex="15pt" style:font-weight-complex="bold"/>
    </style:style>
    <style:style style:name="T1" style:family="text">
      <style:text-properties style:font-size-asian="9pt"/>
    </style:style>
    <style:style style:name="T2" style:family="text">
      <style:text-properties style:font-name="Arial" fo:font-size="9pt"/>
    </style:style>
    <style:style style:name="T3" style:family="text">
      <style:text-properties style:font-name="Arial" fo:font-size="9pt" style:font-size-asian="13pt"/>
    </style:style>
    <style:style style:name="T4" style:family="text">
      <style:text-properties style:font-name="Arial" fo:font-size="13pt"/>
    </style:style>
    <style:style style:name="T5" style:family="text">
      <style:text-properties fo:font-size="9pt" style:font-size-asian="13pt"/>
    </style:style>
    <style:style style:name="T6" style:family="text">
      <style:text-properties officeooo:rsid="0004775d"/>
    </style:style>
    <style:style style:name="T7" style:family="text">
      <style:text-properties officeooo:rsid="00061880"/>
    </style:style>
    <style:style style:name="T8" style:family="text">
      <style:text-properties officeooo:rsid="00074c10"/>
    </style:style>
    <style:style style:name="T9" style:family="text">
      <style:text-properties officeooo:rsid="00082999"/>
    </style:style>
    <style:style style:name="T10" style:family="text">
      <style:text-properties fo:font-size="20pt"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A study on the development of integrated software for testing SMIA camera module systems </text:span></text:p>
      <text:p text:style-name="P2"><text:span text:style-name="T3"><text:s/>Taegyun Jeon, Ehwa Yang, Wonmin Byeon, Haekeun Lim, Moongu Jeon </text:span></text:p>
      <text:p text:style-name="Text_20_body"><text:span text:style-name="T3"/></text:p>
      <text:p text:style-name="Text_20_body"><text:span text:style-name="T2"/></text:p>
      <text:p text:style-name="P4">Abstract</text:p>
      <text:p text:style-name="P4"/>
      <text:p text:style-name="P3">This paper describes a <text:span text:style-name="T7">method and framework</text:span> for evaluating camera sensors and <text:span text:style-name="T6">their </text:span>modules based on the Standard Mobile Imaging Architecture (SMIA) <text:span text:style-name="T7">which is</text:span> a standard specification for mobile phone camera modules proposed by Nokia and ST Microelectronics. This system uses SMIA-based Characteristic Test Methods and Functional Test Methods through a graphical user interface given to the user <text:span text:style-name="T8">who are</text:span> using various image formats such as RAW, RGB, YUV, JPEG and MPEG. In this evaluation software, new menu is added to the existing software module, making it more convenient and easy to access. In addition, basic functions, <text:span text:style-name="T9">which are </text:span>necessary for constructing all proposed test methods and basic functions for data processing, are implemented based on SM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4:15:00.949956000</meta:creation-date>
    <dc:date>2017-09-21T14:25:14.563929000</dc:date>
    <meta:editing-duration>PT10M11S</meta:editing-duration>
    <meta:editing-cycles>7</meta:editing-cycles>
    <meta:generator>LibreOffice_Vanilla/5.2.3.5$MacOSX_X86_64 LibreOffice_project/83adc9c35c74e0badc710d981405858b1179a327</meta:generator>
    <meta:document-statistic meta:table-count="0" meta:image-count="0" meta:object-count="0" meta:page-count="1" meta:paragraph-count="4" meta:word-count="142" meta:character-count="921" meta:non-whitespace-character-count="780"/>
  </office:meta>
</office:document-meta>
</file>